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4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77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12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sensusTime1-" table:style-name="ta1">
        <table:shapes>
          <draw:frame draw:z-index="0" draw:style-name="gr1" draw:text-style-name="P1" svg:width="453.51pt" svg:height="255.09pt" svg:x="34.7pt" svg:y="860.94pt">
            <loext:p draw:notify-on-update-of-ranges="'ConsensusTime1-'.C1:'ConsensusTime1-'.C1 'ConsensusTime1-'.C2:'ConsensusTime1-'.C49 'ConsensusTime1-'.D1:'ConsensusTime1-'.D1 'ConsensusTime1-'.D2:'ConsensusTime1-'.D49 'ConsensusTime1-'.E1:'ConsensusTime1-'.E1 'ConsensusTime1-'.E2:'ConsensusTime1-'.E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ConTimeInSec</text:p>
          </table:table-cell>
          <table:table-cell office:value-type="string" calcext:value-type="string">
            <text:p>Post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End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9044716" calcext:value-type="float">
            <text:p>1059044716</text:p>
          </table:table-cell>
          <table:table-cell office:value-type="float" office:value="0" calcext:value-type="float">
            <text:p>0</text:p>
          </table:table-cell>
          <table:table-cell table:formula="of:=[.B2]/1000000000" office:value-type="float" office:value="1.059044716" calcext:value-type="float">
            <text:p>1.059044716</text:p>
          </table:table-cell>
          <table:table-cell office:value-type="float" office:value="0.469268361" calcext:value-type="float">
            <text:p>0.469268361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.53066251322682E+018" calcext:value-type="float">
            <text:p>1.53066251322682E+018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7522214" calcext:value-type="float">
            <text:p>1007522214</text:p>
          </table:table-cell>
          <table:table-cell table:formula="of:=[.F3]-[.E3]-[.D3]" office:value-type="float" office:value="0.275095483" calcext:value-type="float">
            <text:p>0.275095483</text:p>
          </table:table-cell>
          <table:table-cell table:formula="of:=[.B3]/1000000000" office:value-type="float" office:value="1.007522214" calcext:value-type="float">
            <text:p>1.007522214</text:p>
          </table:table-cell>
          <table:table-cell office:value-type="float" office:value="0.527412895" calcext:value-type="float">
            <text:p>0.527412895</text:p>
          </table:table-cell>
          <table:table-cell table:formula="of:=([.H3]-[.H2])/1000000000" office:value-type="float" office:value="1.810030592" calcext:value-type="float">
            <text:p>1.810030592</text:p>
          </table:table-cell>
          <table:table-cell office:value-type="float" office:value="472" calcext:value-type="float">
            <text:p>472</text:p>
          </table:table-cell>
          <table:table-cell office:value-type="float" office:value="1.53066251503685E+018" calcext:value-type="float">
            <text:p>1.53066251503685E+0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16164933" calcext:value-type="float">
            <text:p>2716164933</text:p>
          </table:table-cell>
          <table:table-cell table:formula="of:=[.F4]-[.E4]-[.D4]" office:value-type="float" office:value="0.381633269" calcext:value-type="float">
            <text:p>0.381633269</text:p>
          </table:table-cell>
          <table:table-cell table:formula="of:=[.B4]/1000000000" office:value-type="float" office:value="2.716164933" calcext:value-type="float">
            <text:p>2.716164933</text:p>
          </table:table-cell>
          <table:table-cell office:value-type="float" office:value="0.882193862" calcext:value-type="float">
            <text:p>0.882193862</text:p>
          </table:table-cell>
          <table:table-cell table:formula="of:=([.H4]-[.H3])/1000000000" office:value-type="float" office:value="3.979992064" calcext:value-type="float">
            <text:p>3.979992064</text:p>
          </table:table-cell>
          <table:table-cell office:value-type="float" office:value="472" calcext:value-type="float">
            <text:p>472</text:p>
          </table:table-cell>
          <table:table-cell office:value-type="float" office:value="1.53066251901684E+018" calcext:value-type="float">
            <text:p>1.53066251901684E+0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27094124" calcext:value-type="float">
            <text:p>2527094124</text:p>
          </table:table-cell>
          <table:table-cell table:formula="of:=[.F5]-[.E5]-[.D5]" office:value-type="float" office:value="0.389753326" calcext:value-type="float">
            <text:p>0.389753326</text:p>
          </table:table-cell>
          <table:table-cell table:formula="of:=[.B5]/1000000000" office:value-type="float" office:value="2.527094124" calcext:value-type="float">
            <text:p>2.527094124</text:p>
          </table:table-cell>
          <table:table-cell office:value-type="float" office:value="1.027306918" calcext:value-type="float">
            <text:p>1.027306918</text:p>
          </table:table-cell>
          <table:table-cell table:formula="of:=([.H5]-[.H4])/1000000000" office:value-type="float" office:value="3.944154368" calcext:value-type="float">
            <text:p>3.944154368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2296099E+018" calcext:value-type="float">
            <text:p>1.53066252296099E+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8447730" calcext:value-type="float">
            <text:p>2558447730</text:p>
          </table:table-cell>
          <table:table-cell table:formula="of:=[.F6]-[.E6]-[.D6]" office:value-type="float" office:value="0.604043488" calcext:value-type="float">
            <text:p>0.604043488</text:p>
          </table:table-cell>
          <table:table-cell table:formula="of:=[.B6]/1000000000" office:value-type="float" office:value="2.55844773" calcext:value-type="float">
            <text:p>2.55844773</text:p>
          </table:table-cell>
          <table:table-cell office:value-type="float" office:value="1.067153582" calcext:value-type="float">
            <text:p>1.067153582</text:p>
          </table:table-cell>
          <table:table-cell table:formula="of:=([.H6]-[.H5])/1000000000" office:value-type="float" office:value="4.2296448" calcext:value-type="float">
            <text:p>4.2296448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2719064E+018" calcext:value-type="float">
            <text:p>1.53066252719064E+0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91145" calcext:value-type="float">
            <text:p>2891145</text:p>
          </table:table-cell>
          <table:table-cell table:formula="of:=[.F7]-[.E7]-[.D7]" office:value-type="float" office:value="3.160211346" calcext:value-type="float">
            <text:p>3.160211346</text:p>
          </table:table-cell>
          <table:table-cell table:formula="of:=[.B7]/1000000000" office:value-type="float" office:value="0.002891145" calcext:value-type="float">
            <text:p>0.002891145</text:p>
          </table:table-cell>
          <table:table-cell office:value-type="float" office:value="1.069486053" calcext:value-type="float">
            <text:p>1.069486053</text:p>
          </table:table-cell>
          <table:table-cell table:formula="of:=([.H7]-[.H6])/1000000000" office:value-type="float" office:value="4.232588544" calcext:value-type="float">
            <text:p>4.232588544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3142323E+018" calcext:value-type="float">
            <text:p>1.53066253142323E+0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34619953" calcext:value-type="float">
            <text:p>2434619953</text:p>
          </table:table-cell>
          <table:table-cell table:formula="of:=[.F8]-[.E8]-[.D8]" office:value-type="float" office:value="0.870756457" calcext:value-type="float">
            <text:p>0.870756457</text:p>
          </table:table-cell>
          <table:table-cell table:formula="of:=[.B8]/1000000000" office:value-type="float" office:value="2.434619953" calcext:value-type="float">
            <text:p>2.434619953</text:p>
          </table:table-cell>
          <table:table-cell office:value-type="float" office:value="1.679148902" calcext:value-type="float">
            <text:p>1.679148902</text:p>
          </table:table-cell>
          <table:table-cell table:formula="of:=([.H8]-[.H7])/1000000000" office:value-type="float" office:value="4.984525312" calcext:value-type="float">
            <text:p>4.984525312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3640775E+018" calcext:value-type="float">
            <text:p>1.53066253640775E+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3042203" calcext:value-type="float">
            <text:p>1103042203</text:p>
          </table:table-cell>
          <table:table-cell table:formula="of:=[.F9]-[.E9]-[.D9]" office:value-type="float" office:value="0.824267726" calcext:value-type="float">
            <text:p>0.824267726</text:p>
          </table:table-cell>
          <table:table-cell table:formula="of:=[.B9]/1000000000" office:value-type="float" office:value="1.103042203" calcext:value-type="float">
            <text:p>1.103042203</text:p>
          </table:table-cell>
          <table:table-cell office:value-type="float" office:value="1.738152855" calcext:value-type="float">
            <text:p>1.738152855</text:p>
          </table:table-cell>
          <table:table-cell table:formula="of:=([.H9]-[.H8])/1000000000" office:value-type="float" office:value="3.665462784" calcext:value-type="float">
            <text:p>3.665462784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4007321E+018" calcext:value-type="float">
            <text:p>1.53066254007321E+0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569506" calcext:value-type="float">
            <text:p>126569506</text:p>
          </table:table-cell>
          <table:table-cell table:formula="of:=[.F10]-[.E10]-[.D10]" office:value-type="float" office:value="1.10687963" calcext:value-type="float">
            <text:p>1.10687963</text:p>
          </table:table-cell>
          <table:table-cell table:formula="of:=[.B10]/1000000000" office:value-type="float" office:value="0.126569506" calcext:value-type="float">
            <text:p>0.126569506</text:p>
          </table:table-cell>
          <table:table-cell office:value-type="float" office:value="1.691917904" calcext:value-type="float">
            <text:p>1.691917904</text:p>
          </table:table-cell>
          <table:table-cell table:formula="of:=([.H10]-[.H9])/1000000000" office:value-type="float" office:value="2.92536704" calcext:value-type="float">
            <text:p>2.92536704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4299858E+018" calcext:value-type="float">
            <text:p>1.53066254299858E+0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7139" calcext:value-type="float">
            <text:p>2267139</text:p>
          </table:table-cell>
          <table:table-cell table:formula="of:=[.F11]-[.E11]-[.D11]" office:value-type="float" office:value="2.930725773" calcext:value-type="float">
            <text:p>2.930725773</text:p>
          </table:table-cell>
          <table:table-cell table:formula="of:=[.B11]/1000000000" office:value-type="float" office:value="0.002267139" calcext:value-type="float">
            <text:p>0.002267139</text:p>
          </table:table-cell>
          <table:table-cell office:value-type="float" office:value="2.699703664" calcext:value-type="float">
            <text:p>2.699703664</text:p>
          </table:table-cell>
          <table:table-cell table:formula="of:=([.H11]-[.H10])/1000000000" office:value-type="float" office:value="5.632696576" calcext:value-type="float">
            <text:p>5.632696576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4863128E+018" calcext:value-type="float">
            <text:p>1.53066254863128E+0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7397643" calcext:value-type="float">
            <text:p>307397643</text:p>
          </table:table-cell>
          <table:table-cell table:formula="of:=[.F12]-[.E12]-[.D12]" office:value-type="float" office:value="1.72654564" calcext:value-type="float">
            <text:p>1.72654564</text:p>
          </table:table-cell>
          <table:table-cell table:formula="of:=[.B12]/1000000000" office:value-type="float" office:value="0.307397643" calcext:value-type="float">
            <text:p>0.307397643</text:p>
          </table:table-cell>
          <table:table-cell office:value-type="float" office:value="2.515832845" calcext:value-type="float">
            <text:p>2.515832845</text:p>
          </table:table-cell>
          <table:table-cell table:formula="of:=([.H12]-[.H11])/1000000000" office:value-type="float" office:value="4.549776128" calcext:value-type="float">
            <text:p>4.549776128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5318105E+018" calcext:value-type="float">
            <text:p>1.53066255318105E+0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5981705" calcext:value-type="float">
            <text:p>115981705</text:p>
          </table:table-cell>
          <table:table-cell table:formula="of:=[.F13]-[.E13]-[.D13]" office:value-type="float" office:value="1.332655258" calcext:value-type="float">
            <text:p>1.332655258</text:p>
          </table:table-cell>
          <table:table-cell table:formula="of:=[.B13]/1000000000" office:value-type="float" office:value="0.115981705" calcext:value-type="float">
            <text:p>0.115981705</text:p>
          </table:table-cell>
          <table:table-cell office:value-type="float" office:value="2.811220701" calcext:value-type="float">
            <text:p>2.811220701</text:p>
          </table:table-cell>
          <table:table-cell table:formula="of:=([.H13]-[.H12])/1000000000" office:value-type="float" office:value="4.259857664" calcext:value-type="float">
            <text:p>4.259857664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5744091E+018" calcext:value-type="float">
            <text:p>1.53066255744091E+0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9651242" calcext:value-type="float">
            <text:p>289651242</text:p>
          </table:table-cell>
          <table:table-cell table:formula="of:=[.F14]-[.E14]-[.D14]" office:value-type="float" office:value="2.36212568" calcext:value-type="float">
            <text:p>2.36212568</text:p>
          </table:table-cell>
          <table:table-cell table:formula="of:=[.B14]/1000000000" office:value-type="float" office:value="0.289651242" calcext:value-type="float">
            <text:p>0.289651242</text:p>
          </table:table-cell>
          <table:table-cell office:value-type="float" office:value="2.405265766" calcext:value-type="float">
            <text:p>2.405265766</text:p>
          </table:table-cell>
          <table:table-cell table:formula="of:=([.H14]-[.H13])/1000000000" office:value-type="float" office:value="5.057042688" calcext:value-type="float">
            <text:p>5.057042688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6249795E+018" calcext:value-type="float">
            <text:p>1.53066256249795E+0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70746428" calcext:value-type="float">
            <text:p>8270746428</text:p>
          </table:table-cell>
          <table:table-cell table:formula="of:=[.F15]-[.E15]-[.D15]" office:value-type="float" office:value="1.752786696" calcext:value-type="float">
            <text:p>1.752786696</text:p>
          </table:table-cell>
          <table:table-cell table:formula="of:=[.B15]/1000000000" office:value-type="float" office:value="8.270746428" calcext:value-type="float">
            <text:p>8.270746428</text:p>
          </table:table-cell>
          <table:table-cell office:value-type="float" office:value="2.35235014" calcext:value-type="float">
            <text:p>2.35235014</text:p>
          </table:table-cell>
          <table:table-cell table:formula="of:=([.H15]-[.H14])/1000000000" office:value-type="float" office:value="12.375883264" calcext:value-type="float">
            <text:p>12.375883264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7487384E+018" calcext:value-type="float">
            <text:p>1.53066257487384E+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92724" calcext:value-type="float">
            <text:p>3692724</text:p>
          </table:table-cell>
          <table:table-cell table:formula="of:=[.F16]-[.E16]-[.D16]" office:value-type="float" office:value="4.183828368" calcext:value-type="float">
            <text:p>4.183828368</text:p>
          </table:table-cell>
          <table:table-cell table:formula="of:=[.B16]/1000000000" office:value-type="float" office:value="0.003692724" calcext:value-type="float">
            <text:p>0.003692724</text:p>
          </table:table-cell>
          <table:table-cell office:value-type="float" office:value="2.395472572" calcext:value-type="float">
            <text:p>2.395472572</text:p>
          </table:table-cell>
          <table:table-cell table:formula="of:=([.H16]-[.H15])/1000000000" office:value-type="float" office:value="6.582993664" calcext:value-type="float">
            <text:p>6.582993664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8145683E+018" calcext:value-type="float">
            <text:p>1.53066258145683E+0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6342626" calcext:value-type="float">
            <text:p>506342626</text:p>
          </table:table-cell>
          <table:table-cell table:formula="of:=[.F17]-[.E17]-[.D17]" office:value-type="float" office:value="4.549425089" calcext:value-type="float">
            <text:p>4.549425089</text:p>
          </table:table-cell>
          <table:table-cell table:formula="of:=[.B17]/1000000000" office:value-type="float" office:value="0.506342626" calcext:value-type="float">
            <text:p>0.506342626</text:p>
          </table:table-cell>
          <table:table-cell office:value-type="float" office:value="2.068224861" calcext:value-type="float">
            <text:p>2.068224861</text:p>
          </table:table-cell>
          <table:table-cell table:formula="of:=([.H17]-[.H16])/1000000000" office:value-type="float" office:value="7.123992576" calcext:value-type="float">
            <text:p>7.123992576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8858082E+018" calcext:value-type="float">
            <text:p>1.53066258858082E+0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1181998" calcext:value-type="float">
            <text:p>241181998</text:p>
          </table:table-cell>
          <table:table-cell table:formula="of:=[.F18]-[.E18]-[.D18]" office:value-type="float" office:value="5.051163577" calcext:value-type="float">
            <text:p>5.051163577</text:p>
          </table:table-cell>
          <table:table-cell table:formula="of:=[.B18]/1000000000" office:value-type="float" office:value="0.241181998" calcext:value-type="float">
            <text:p>0.241181998</text:p>
          </table:table-cell>
          <table:table-cell office:value-type="float" office:value="2.218012441" calcext:value-type="float">
            <text:p>2.218012441</text:p>
          </table:table-cell>
          <table:table-cell table:formula="of:=([.H18]-[.H17])/1000000000" office:value-type="float" office:value="7.510358016" calcext:value-type="float">
            <text:p>7.510358016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59609118E+018" calcext:value-type="float">
            <text:p>1.53066259609118E+0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7794702" calcext:value-type="float">
            <text:p>3037794702</text:p>
          </table:table-cell>
          <table:table-cell table:formula="of:=[.F19]-[.E19]-[.D19]" office:value-type="float" office:value="2.057741935" calcext:value-type="float">
            <text:p>2.057741935</text:p>
          </table:table-cell>
          <table:table-cell table:formula="of:=[.B19]/1000000000" office:value-type="float" office:value="3.037794702" calcext:value-type="float">
            <text:p>3.037794702</text:p>
          </table:table-cell>
          <table:table-cell office:value-type="float" office:value="2.600604675" calcext:value-type="float">
            <text:p>2.600604675</text:p>
          </table:table-cell>
          <table:table-cell table:formula="of:=([.H19]-[.H18])/1000000000" office:value-type="float" office:value="7.696141312" calcext:value-type="float">
            <text:p>7.696141312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0378732E+018" calcext:value-type="float">
            <text:p>1.53066260378732E+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21872647" calcext:value-type="float">
            <text:p>2721872647</text:p>
          </table:table-cell>
          <table:table-cell table:formula="of:=[.F20]-[.E20]-[.D20]" office:value-type="float" office:value="1.502071628" calcext:value-type="float">
            <text:p>1.502071628</text:p>
          </table:table-cell>
          <table:table-cell table:formula="of:=[.B20]/1000000000" office:value-type="float" office:value="2.721872647" calcext:value-type="float">
            <text:p>2.721872647</text:p>
          </table:table-cell>
          <table:table-cell office:value-type="float" office:value="2.461576621" calcext:value-type="float">
            <text:p>2.461576621</text:p>
          </table:table-cell>
          <table:table-cell table:formula="of:=([.H20]-[.H19])/1000000000" office:value-type="float" office:value="6.685520896" calcext:value-type="float">
            <text:p>6.685520896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1047284E+018" calcext:value-type="float">
            <text:p>1.53066261047284E+0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10550053" calcext:value-type="float">
            <text:p>2410550053</text:p>
          </table:table-cell>
          <table:table-cell table:formula="of:=[.F21]-[.E21]-[.D21]" office:value-type="float" office:value="1.964592681" calcext:value-type="float">
            <text:p>1.964592681</text:p>
          </table:table-cell>
          <table:table-cell table:formula="of:=[.B21]/1000000000" office:value-type="float" office:value="2.410550053" calcext:value-type="float">
            <text:p>2.410550053</text:p>
          </table:table-cell>
          <table:table-cell office:value-type="float" office:value="2.023404722" calcext:value-type="float">
            <text:p>2.023404722</text:p>
          </table:table-cell>
          <table:table-cell table:formula="of:=([.H21]-[.H20])/1000000000" office:value-type="float" office:value="6.398547456" calcext:value-type="float">
            <text:p>6.398547456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1687139E+018" calcext:value-type="float">
            <text:p>1.53066261687139E+0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7742434" calcext:value-type="float">
            <text:p>337742434</text:p>
          </table:table-cell>
          <table:table-cell table:formula="of:=[.F22]-[.E22]-[.D22]" office:value-type="float" office:value="2.068702613" calcext:value-type="float">
            <text:p>2.068702613</text:p>
          </table:table-cell>
          <table:table-cell table:formula="of:=[.B22]/1000000000" office:value-type="float" office:value="0.337742434" calcext:value-type="float">
            <text:p>0.337742434</text:p>
          </table:table-cell>
          <table:table-cell office:value-type="float" office:value="2.060161033" calcext:value-type="float">
            <text:p>2.060161033</text:p>
          </table:table-cell>
          <table:table-cell table:formula="of:=([.H22]-[.H21])/1000000000" office:value-type="float" office:value="4.46660608" calcext:value-type="float">
            <text:p>4.46660608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21338E+018" calcext:value-type="float">
            <text:p>1.530662621338E+0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19184417" calcext:value-type="float">
            <text:p>3319184417</text:p>
          </table:table-cell>
          <table:table-cell table:formula="of:=[.F23]-[.E23]-[.D23]" office:value-type="float" office:value="-1.489214895" calcext:value-type="float">
            <text:p>-1.489214895</text:p>
          </table:table-cell>
          <table:table-cell table:formula="of:=[.B23]/1000000000" office:value-type="float" office:value="3.319184417" calcext:value-type="float">
            <text:p>3.319184417</text:p>
          </table:table-cell>
          <table:table-cell office:value-type="float" office:value="2.260943246" calcext:value-type="float">
            <text:p>2.260943246</text:p>
          </table:table-cell>
          <table:table-cell table:formula="of:=([.H23]-[.H22])/1000000000" office:value-type="float" office:value="4.090912768" calcext:value-type="float">
            <text:p>4.090912768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2542891E+018" calcext:value-type="float">
            <text:p>1.53066262542891E+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21980306" calcext:value-type="float">
            <text:p>1921980306</text:p>
          </table:table-cell>
          <table:table-cell table:formula="of:=[.F24]-[.E24]-[.D24]" office:value-type="float" office:value="0.107812223" calcext:value-type="float">
            <text:p>0.107812223</text:p>
          </table:table-cell>
          <table:table-cell table:formula="of:=[.B24]/1000000000" office:value-type="float" office:value="1.921980306" calcext:value-type="float">
            <text:p>1.921980306</text:p>
          </table:table-cell>
          <table:table-cell office:value-type="float" office:value="2.465387247" calcext:value-type="float">
            <text:p>2.465387247</text:p>
          </table:table-cell>
          <table:table-cell table:formula="of:=([.H24]-[.H23])/1000000000" office:value-type="float" office:value="4.495179776" calcext:value-type="float">
            <text:p>4.495179776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2992409E+018" calcext:value-type="float">
            <text:p>1.53066262992409E+0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68452391" calcext:value-type="float">
            <text:p>1568452391</text:p>
          </table:table-cell>
          <table:table-cell table:formula="of:=[.F25]-[.E25]-[.D25]" office:value-type="float" office:value="0.889847863" calcext:value-type="float">
            <text:p>0.889847863</text:p>
          </table:table-cell>
          <table:table-cell table:formula="of:=[.B25]/1000000000" office:value-type="float" office:value="1.568452391" calcext:value-type="float">
            <text:p>1.568452391</text:p>
          </table:table-cell>
          <table:table-cell office:value-type="float" office:value="1.962224802" calcext:value-type="float">
            <text:p>1.962224802</text:p>
          </table:table-cell>
          <table:table-cell table:formula="of:=([.H25]-[.H24])/1000000000" office:value-type="float" office:value="4.420525056" calcext:value-type="float">
            <text:p>4.420525056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3434461E+018" calcext:value-type="float">
            <text:p>1.53066263434461E+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6765585" calcext:value-type="float">
            <text:p>326765585</text:p>
          </table:table-cell>
          <table:table-cell table:formula="of:=[.F26]-[.E26]-[.D26]" office:value-type="float" office:value="1.051228304" calcext:value-type="float">
            <text:p>1.051228304</text:p>
          </table:table-cell>
          <table:table-cell table:formula="of:=[.B26]/1000000000" office:value-type="float" office:value="0.326765585" calcext:value-type="float">
            <text:p>0.326765585</text:p>
          </table:table-cell>
          <table:table-cell office:value-type="float" office:value="2.120636511" calcext:value-type="float">
            <text:p>2.120636511</text:p>
          </table:table-cell>
          <table:table-cell table:formula="of:=([.H26]-[.H25])/1000000000" office:value-type="float" office:value="3.4986304" calcext:value-type="float">
            <text:p>3.4986304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3784324E+018" calcext:value-type="float">
            <text:p>1.53066263784324E+0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77573" calcext:value-type="float">
            <text:p>1577573</text:p>
          </table:table-cell>
          <table:table-cell table:formula="of:=[.F27]-[.E27]-[.D27]" office:value-type="float" office:value="1.757532082" calcext:value-type="float">
            <text:p>1.757532082</text:p>
          </table:table-cell>
          <table:table-cell table:formula="of:=[.B27]/1000000000" office:value-type="float" office:value="0.001577573" calcext:value-type="float">
            <text:p>0.001577573</text:p>
          </table:table-cell>
          <table:table-cell office:value-type="float" office:value="1.797748201" calcext:value-type="float">
            <text:p>1.797748201</text:p>
          </table:table-cell>
          <table:table-cell table:formula="of:=([.H27]-[.H26])/1000000000" office:value-type="float" office:value="3.556857856" calcext:value-type="float">
            <text:p>3.556857856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14001E+018" calcext:value-type="float">
            <text:p>1.5306626414001E+0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7283576" calcext:value-type="float">
            <text:p>207283576</text:p>
          </table:table-cell>
          <table:table-cell table:formula="of:=[.F28]-[.E28]-[.D28]" office:value-type="float" office:value="0.945951368" calcext:value-type="float">
            <text:p>0.945951368</text:p>
          </table:table-cell>
          <table:table-cell table:formula="of:=[.B28]/1000000000" office:value-type="float" office:value="0.207283576" calcext:value-type="float">
            <text:p>0.207283576</text:p>
          </table:table-cell>
          <table:table-cell office:value-type="float" office:value="2.012159744" calcext:value-type="float">
            <text:p>2.012159744</text:p>
          </table:table-cell>
          <table:table-cell table:formula="of:=([.H28]-[.H27])/1000000000" office:value-type="float" office:value="3.165394688" calcext:value-type="float">
            <text:p>3.165394688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45655E+018" calcext:value-type="float">
            <text:p>1.5306626445655E+0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241498" calcext:value-type="float">
            <text:p>128241498</text:p>
          </table:table-cell>
          <table:table-cell table:formula="of:=[.F29]-[.E29]-[.D29]" office:value-type="float" office:value="0.255391196" calcext:value-type="float">
            <text:p>0.255391196</text:p>
          </table:table-cell>
          <table:table-cell table:formula="of:=[.B29]/1000000000" office:value-type="float" office:value="0.128241498" calcext:value-type="float">
            <text:p>0.128241498</text:p>
          </table:table-cell>
          <table:table-cell office:value-type="float" office:value="2.214634186" calcext:value-type="float">
            <text:p>2.214634186</text:p>
          </table:table-cell>
          <table:table-cell table:formula="of:=([.H29]-[.H28])/1000000000" office:value-type="float" office:value="2.59826688" calcext:value-type="float">
            <text:p>2.59826688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716376E+018" calcext:value-type="float">
            <text:p>1.53066264716376E+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7312302" calcext:value-type="float">
            <text:p>1307312302</text:p>
          </table:table-cell>
          <table:table-cell table:formula="of:=[.F30]-[.E30]-[.D30]" office:value-type="float" office:value="0.428249792" calcext:value-type="float">
            <text:p>0.428249792</text:p>
          </table:table-cell>
          <table:table-cell table:formula="of:=[.B30]/1000000000" office:value-type="float" office:value="1.307312302" calcext:value-type="float">
            <text:p>1.307312302</text:p>
          </table:table-cell>
          <table:table-cell office:value-type="float" office:value="2.148746642" calcext:value-type="float">
            <text:p>2.148746642</text:p>
          </table:table-cell>
          <table:table-cell table:formula="of:=([.H30]-[.H29])/1000000000" office:value-type="float" office:value="3.884308736" calcext:value-type="float">
            <text:p>3.884308736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5104807E+018" calcext:value-type="float">
            <text:p>1.53066265104807E+0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37325370" calcext:value-type="float">
            <text:p>2337325370</text:p>
          </table:table-cell>
          <table:table-cell table:formula="of:=[.F31]-[.E31]-[.D31]" office:value-type="float" office:value="-1.522591556" calcext:value-type="float">
            <text:p>-1.522591556</text:p>
          </table:table-cell>
          <table:table-cell table:formula="of:=[.B31]/1000000000" office:value-type="float" office:value="2.33732537" calcext:value-type="float">
            <text:p>2.33732537</text:p>
          </table:table-cell>
          <table:table-cell office:value-type="float" office:value="2.15746817" calcext:value-type="float">
            <text:p>2.15746817</text:p>
          </table:table-cell>
          <table:table-cell table:formula="of:=([.H31]-[.H30])/1000000000" office:value-type="float" office:value="2.972201984" calcext:value-type="float">
            <text:p>2.972201984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5402028E+018" calcext:value-type="float">
            <text:p>1.53066265402028E+01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3706126" calcext:value-type="float">
            <text:p>1013706126</text:p>
          </table:table-cell>
          <table:table-cell table:formula="of:=[.F32]-[.E32]-[.D32]" office:value-type="float" office:value="-0.531695008" calcext:value-type="float">
            <text:p>-0.531695008</text:p>
          </table:table-cell>
          <table:table-cell table:formula="of:=[.B32]/1000000000" office:value-type="float" office:value="1.013706126" calcext:value-type="float">
            <text:p>1.013706126</text:p>
          </table:table-cell>
          <table:table-cell office:value-type="float" office:value="3.371842578" calcext:value-type="float">
            <text:p>3.371842578</text:p>
          </table:table-cell>
          <table:table-cell table:formula="of:=([.H32]-[.H31])/1000000000" office:value-type="float" office:value="3.853853696" calcext:value-type="float">
            <text:p>3.853853696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5787413E+018" calcext:value-type="float">
            <text:p>1.53066265787413E+0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11998352" calcext:value-type="float">
            <text:p>2511998352</text:p>
          </table:table-cell>
          <table:table-cell table:formula="of:=[.F33]-[.E33]-[.D33]" office:value-type="float" office:value="0.259264275" calcext:value-type="float">
            <text:p>0.259264275</text:p>
          </table:table-cell>
          <table:table-cell table:formula="of:=[.B33]/1000000000" office:value-type="float" office:value="2.511998352" calcext:value-type="float">
            <text:p>2.511998352</text:p>
          </table:table-cell>
          <table:table-cell office:value-type="float" office:value="3.123438685" calcext:value-type="float">
            <text:p>3.123438685</text:p>
          </table:table-cell>
          <table:table-cell table:formula="of:=([.H33]-[.H32])/1000000000" office:value-type="float" office:value="5.894701312" calcext:value-type="float">
            <text:p>5.894701312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6376883E+018" calcext:value-type="float">
            <text:p>1.53066266376883E+01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87489320" calcext:value-type="float">
            <text:p>1287489320</text:p>
          </table:table-cell>
          <table:table-cell table:formula="of:=[.F34]-[.E34]-[.D34]" office:value-type="float" office:value="-0.272959695" calcext:value-type="float">
            <text:p>-0.272959695</text:p>
          </table:table-cell>
          <table:table-cell table:formula="of:=[.B34]/1000000000" office:value-type="float" office:value="1.28748932" calcext:value-type="float">
            <text:p>1.28748932</text:p>
          </table:table-cell>
          <table:table-cell office:value-type="float" office:value="2.618151079" calcext:value-type="float">
            <text:p>2.618151079</text:p>
          </table:table-cell>
          <table:table-cell table:formula="of:=([.H34]-[.H33])/1000000000" office:value-type="float" office:value="3.632680704" calcext:value-type="float">
            <text:p>3.632680704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6740151E+018" calcext:value-type="float">
            <text:p>1.53066266740151E+01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7289567" calcext:value-type="float">
            <text:p>107289567</text:p>
          </table:table-cell>
          <table:table-cell table:formula="of:=[.F35]-[.E35]-[.D35]" office:value-type="float" office:value="0.796239659" calcext:value-type="float">
            <text:p>0.796239659</text:p>
          </table:table-cell>
          <table:table-cell table:formula="of:=[.B35]/1000000000" office:value-type="float" office:value="0.107289567" calcext:value-type="float">
            <text:p>0.107289567</text:p>
          </table:table-cell>
          <table:table-cell office:value-type="float" office:value="2.689298678" calcext:value-type="float">
            <text:p>2.689298678</text:p>
          </table:table-cell>
          <table:table-cell table:formula="of:=([.H35]-[.H34])/1000000000" office:value-type="float" office:value="3.592827904" calcext:value-type="float">
            <text:p>3.592827904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7099434E+018" calcext:value-type="float">
            <text:p>1.53066267099434E+0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7801803" calcext:value-type="float">
            <text:p>1107801803</text:p>
          </table:table-cell>
          <table:table-cell table:formula="of:=[.F36]-[.E36]-[.D36]" office:value-type="float" office:value="0.0210350549999996" calcext:value-type="float">
            <text:p>0.021035055</text:p>
          </table:table-cell>
          <table:table-cell table:formula="of:=[.B36]/1000000000" office:value-type="float" office:value="1.107801803" calcext:value-type="float">
            <text:p>1.107801803</text:p>
          </table:table-cell>
          <table:table-cell office:value-type="float" office:value="2.516517894" calcext:value-type="float">
            <text:p>2.516517894</text:p>
          </table:table-cell>
          <table:table-cell table:formula="of:=([.H36]-[.H35])/1000000000" office:value-type="float" office:value="3.645354752" calcext:value-type="float">
            <text:p>3.645354752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7463969E+018" calcext:value-type="float">
            <text:p>1.53066267463969E+01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2696886" calcext:value-type="float">
            <text:p>662696886</text:p>
          </table:table-cell>
          <table:table-cell table:formula="of:=[.F37]-[.E37]-[.D37]" office:value-type="float" office:value="-0.109895675" calcext:value-type="float">
            <text:p>-0.109895675</text:p>
          </table:table-cell>
          <table:table-cell table:formula="of:=[.B37]/1000000000" office:value-type="float" office:value="0.662696886" calcext:value-type="float">
            <text:p>0.662696886</text:p>
          </table:table-cell>
          <table:table-cell office:value-type="float" office:value="2.374772293" calcext:value-type="float">
            <text:p>2.374772293</text:p>
          </table:table-cell>
          <table:table-cell table:formula="of:=([.H37]-[.H36])/1000000000" office:value-type="float" office:value="2.927573504" calcext:value-type="float">
            <text:p>2.927573504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7756727E+018" calcext:value-type="float">
            <text:p>1.53066267756727E+01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14412969" calcext:value-type="float">
            <text:p>1214412969</text:p>
          </table:table-cell>
          <table:table-cell table:formula="of:=[.F38]-[.E38]-[.D38]" office:value-type="float" office:value="-0.0615299920000001" calcext:value-type="float">
            <text:p>-0.061529992</text:p>
          </table:table-cell>
          <table:table-cell table:formula="of:=[.B38]/1000000000" office:value-type="float" office:value="1.214412969" calcext:value-type="float">
            <text:p>1.214412969</text:p>
          </table:table-cell>
          <table:table-cell office:value-type="float" office:value="2.450672863" calcext:value-type="float">
            <text:p>2.450672863</text:p>
          </table:table-cell>
          <table:table-cell table:formula="of:=([.H38]-[.H37])/1000000000" office:value-type="float" office:value="3.60355584" calcext:value-type="float">
            <text:p>3.60355584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8117082E+018" calcext:value-type="float">
            <text:p>1.53066268117082E+01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25131478" calcext:value-type="float">
            <text:p>2425131478</text:p>
          </table:table-cell>
          <table:table-cell table:formula="of:=[.F39]-[.E39]-[.D39]" office:value-type="float" office:value="-1.545922395" calcext:value-type="float">
            <text:p>-1.545922395</text:p>
          </table:table-cell>
          <table:table-cell table:formula="of:=[.B39]/1000000000" office:value-type="float" office:value="2.425131478" calcext:value-type="float">
            <text:p>2.425131478</text:p>
          </table:table-cell>
          <table:table-cell office:value-type="float" office:value="2.175151493" calcext:value-type="float">
            <text:p>2.175151493</text:p>
          </table:table-cell>
          <table:table-cell table:formula="of:=([.H39]-[.H38])/1000000000" office:value-type="float" office:value="3.054360576" calcext:value-type="float">
            <text:p>3.054360576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8422518E+018" calcext:value-type="float">
            <text:p>1.53066268422518E+0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9658801" calcext:value-type="float">
            <text:p>419658801</text:p>
          </table:table-cell>
          <table:table-cell table:formula="of:=[.F40]-[.E40]-[.D40]" office:value-type="float" office:value="0.378035246" calcext:value-type="float">
            <text:p>0.378035246</text:p>
          </table:table-cell>
          <table:table-cell table:formula="of:=[.B40]/1000000000" office:value-type="float" office:value="0.419658801" calcext:value-type="float">
            <text:p>0.419658801</text:p>
          </table:table-cell>
          <table:table-cell office:value-type="float" office:value="2.475055265" calcext:value-type="float">
            <text:p>2.475055265</text:p>
          </table:table-cell>
          <table:table-cell table:formula="of:=([.H40]-[.H39])/1000000000" office:value-type="float" office:value="3.272749312" calcext:value-type="float">
            <text:p>3.272749312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8749793E+018" calcext:value-type="float">
            <text:p>1.53066268749793E+0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31147960" calcext:value-type="float">
            <text:p>1231147960</text:p>
          </table:table-cell>
          <table:table-cell table:formula="of:=[.F41]-[.E41]-[.D41]" office:value-type="float" office:value="-0.0456555390000002" calcext:value-type="float">
            <text:p>-0.045655539</text:p>
          </table:table-cell>
          <table:table-cell table:formula="of:=[.B41]/1000000000" office:value-type="float" office:value="1.23114796" calcext:value-type="float">
            <text:p>1.23114796</text:p>
          </table:table-cell>
          <table:table-cell office:value-type="float" office:value="2.561409851" calcext:value-type="float">
            <text:p>2.561409851</text:p>
          </table:table-cell>
          <table:table-cell table:formula="of:=([.H41]-[.H40])/1000000000" office:value-type="float" office:value="3.746902272" calcext:value-type="float">
            <text:p>3.746902272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124484E+018" calcext:value-type="float">
            <text:p>1.53066269124484E+0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2173076" calcext:value-type="float">
            <text:p>552173076</text:p>
          </table:table-cell>
          <table:table-cell table:formula="of:=[.F42]-[.E42]-[.D42]" office:value-type="float" office:value="0.459308932" calcext:value-type="float">
            <text:p>0.459308932</text:p>
          </table:table-cell>
          <table:table-cell table:formula="of:=[.B42]/1000000000" office:value-type="float" office:value="0.552173076" calcext:value-type="float">
            <text:p>0.552173076</text:p>
          </table:table-cell>
          <table:table-cell office:value-type="float" office:value="2.099794536" calcext:value-type="float">
            <text:p>2.099794536</text:p>
          </table:table-cell>
          <table:table-cell table:formula="of:=([.H42]-[.H41])/1000000000" office:value-type="float" office:value="3.111276544" calcext:value-type="float">
            <text:p>3.111276544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435611E+018" calcext:value-type="float">
            <text:p>1.53066269435611E+01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20076231" calcext:value-type="float">
            <text:p>3120076231</text:p>
          </table:table-cell>
          <table:table-cell table:formula="of:=[.F43]-[.E43]-[.D43]" office:value-type="float" office:value="-1.275161681" calcext:value-type="float">
            <text:p>-1.275161681</text:p>
          </table:table-cell>
          <table:table-cell table:formula="of:=[.B43]/1000000000" office:value-type="float" office:value="3.120076231" calcext:value-type="float">
            <text:p>3.120076231</text:p>
          </table:table-cell>
          <table:table-cell office:value-type="float" office:value="1.995630218" calcext:value-type="float">
            <text:p>1.995630218</text:p>
          </table:table-cell>
          <table:table-cell table:formula="of:=([.H43]-[.H42])/1000000000" office:value-type="float" office:value="3.840544768" calcext:value-type="float">
            <text:p>3.840544768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819666E+018" calcext:value-type="float">
            <text:p>1.53066269819666E+01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4475743" calcext:value-type="float">
            <text:p>1004475743</text:p>
          </table:table-cell>
          <table:table-cell table:formula="of:=[.F44]-[.E44]-[.D44]" office:value-type="float" office:value="0.867024562" calcext:value-type="float">
            <text:p>0.867024562</text:p>
          </table:table-cell>
          <table:table-cell table:formula="of:=[.B44]/1000000000" office:value-type="float" office:value="1.004475743" calcext:value-type="float">
            <text:p>1.004475743</text:p>
          </table:table-cell>
          <table:table-cell office:value-type="float" office:value="3.179861231" calcext:value-type="float">
            <text:p>3.179861231</text:p>
          </table:table-cell>
          <table:table-cell table:formula="of:=([.H44]-[.H43])/1000000000" office:value-type="float" office:value="5.051361536" calcext:value-type="float">
            <text:p>5.051361536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0324802E+018" calcext:value-type="float">
            <text:p>1.53066270324802E+01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4400573" calcext:value-type="float">
            <text:p>204400573</text:p>
          </table:table-cell>
          <table:table-cell table:formula="of:=[.F45]-[.E45]-[.D45]" office:value-type="float" office:value="-0.134988138000001" calcext:value-type="float">
            <text:p>-0.134988138000001</text:p>
          </table:table-cell>
          <table:table-cell table:formula="of:=[.B45]/1000000000" office:value-type="float" office:value="0.204400573" calcext:value-type="float">
            <text:p>0.204400573</text:p>
          </table:table-cell>
          <table:table-cell office:value-type="float" office:value="3.967446445" calcext:value-type="float">
            <text:p>3.967446445</text:p>
          </table:table-cell>
          <table:table-cell table:formula="of:=([.H45]-[.H44])/1000000000" office:value-type="float" office:value="4.03685888" calcext:value-type="float">
            <text:p>4.03685888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0728488E+018" calcext:value-type="float">
            <text:p>1.53066270728488E+01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0421252" calcext:value-type="float">
            <text:p>520421252</text:p>
          </table:table-cell>
          <table:table-cell table:formula="of:=[.F46]-[.E46]-[.D46]" office:value-type="float" office:value="0.752996939" calcext:value-type="float">
            <text:p>0.752996939</text:p>
          </table:table-cell>
          <table:table-cell table:formula="of:=[.B46]/1000000000" office:value-type="float" office:value="0.520421252" calcext:value-type="float">
            <text:p>0.520421252</text:p>
          </table:table-cell>
          <table:table-cell office:value-type="float" office:value="2.712092209" calcext:value-type="float">
            <text:p>2.712092209</text:p>
          </table:table-cell>
          <table:table-cell table:formula="of:=([.H46]-[.H45])/1000000000" office:value-type="float" office:value="3.9855104" calcext:value-type="float">
            <text:p>3.9855104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127039E+018" calcext:value-type="float">
            <text:p>1.53066271127039E+01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37952284" calcext:value-type="float">
            <text:p>3237952284</text:p>
          </table:table-cell>
          <table:table-cell table:formula="of:=[.F47]-[.E47]-[.D47]" office:value-type="float" office:value="-1.683424719" calcext:value-type="float">
            <text:p>-1.683424719</text:p>
          </table:table-cell>
          <table:table-cell table:formula="of:=[.B47]/1000000000" office:value-type="float" office:value="3.237952284" calcext:value-type="float">
            <text:p>3.237952284</text:p>
          </table:table-cell>
          <table:table-cell office:value-type="float" office:value="2.307351731" calcext:value-type="float">
            <text:p>2.307351731</text:p>
          </table:table-cell>
          <table:table-cell table:formula="of:=([.H47]-[.H46])/1000000000" office:value-type="float" office:value="3.861879296" calcext:value-type="float">
            <text:p>3.861879296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513227E+018" calcext:value-type="float">
            <text:p>1.53066271513227E+01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2984771" calcext:value-type="float">
            <text:p>602984771</text:p>
          </table:table-cell>
          <table:table-cell table:formula="of:=[.F48]-[.E48]-[.D48]" office:value-type="float" office:value="0.653097333" calcext:value-type="float">
            <text:p>0.653097333</text:p>
          </table:table-cell>
          <table:table-cell table:formula="of:=[.B48]/1000000000" office:value-type="float" office:value="0.602984771" calcext:value-type="float">
            <text:p>0.602984771</text:p>
          </table:table-cell>
          <table:table-cell office:value-type="float" office:value="2.595416136" calcext:value-type="float">
            <text:p>2.595416136</text:p>
          </table:table-cell>
          <table:table-cell table:formula="of:=([.H48]-[.H47])/1000000000" office:value-type="float" office:value="3.85149824" calcext:value-type="float">
            <text:p>3.85149824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898376E+018" calcext:value-type="float">
            <text:p>1.53066271898376E+0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0674047" calcext:value-type="float">
            <text:p>620674047</text:p>
          </table:table-cell>
          <table:table-cell table:formula="of:=[.F49]-[.E49]-[.D49]" office:value-type="float" office:value="0.738453705" calcext:value-type="float">
            <text:p>0.738453705</text:p>
          </table:table-cell>
          <table:table-cell table:formula="of:=[.B49]/1000000000" office:value-type="float" office:value="0.620674047" calcext:value-type="float">
            <text:p>0.620674047</text:p>
          </table:table-cell>
          <table:table-cell office:value-type="float" office:value="2.381990968" calcext:value-type="float">
            <text:p>2.381990968</text:p>
          </table:table-cell>
          <table:table-cell table:formula="of:=([.H49]-[.H48])/1000000000" office:value-type="float" office:value="3.74111872" calcext:value-type="float">
            <text:p>3.74111872</text:p>
          </table:table-cell>
          <table:table-cell office:value-type="float" office:value="483" calcext:value-type="float">
            <text:p>483</text:p>
          </table:table-cell>
          <table:table-cell office:value-type="float" office:value="1.53066272272488E+018" calcext:value-type="float">
            <text:p>1.53066272272488E+01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6672226" calcext:value-type="float">
            <text:p>396672226</text:p>
          </table:table-cell>
          <table:table-cell/>
          <table:table-cell table:formula="of:=[.B50]/1000000000" office:value-type="float" office:value="0.396672226" calcext:value-type="float">
            <text:p>0.396672226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.53066272648105E+018" calcext:value-type="float">
            <text:p>1.53066272648105E+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40395997" calcext:value-type="float">
            <text:p>2940395997</text:p>
          </table:table-cell>
          <table:table-cell/>
          <table:table-cell table:formula="of:=[.B51]/1000000000" office:value-type="float" office:value="2.940395997" calcext:value-type="float">
            <text:p>2.940395997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.5306627300615E+018" calcext:value-type="float">
            <text:p>1.5306627300615E+01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3390149" calcext:value-type="float">
            <text:p>723390149</text:p>
          </table:table-cell>
          <table:table-cell/>
          <table:table-cell table:formula="of:=[.B52]/1000000000" office:value-type="float" office:value="0.723390149" calcext:value-type="float">
            <text:p>0.723390149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.5306627337849E+018" calcext:value-type="float">
            <text:p>1.5306627337849E+01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2080370" calcext:value-type="float">
            <text:p>1012080370</text:p>
          </table:table-cell>
          <table:table-cell/>
          <table:table-cell table:formula="of:=[.B53]/1000000000" office:value-type="float" office:value="1.01208037" calcext:value-type="float">
            <text:p>1.01208037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375759E+018" calcext:value-type="float">
            <text:p>1.5306627375759E+01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5064833" calcext:value-type="float">
            <text:p>635064833</text:p>
          </table:table-cell>
          <table:table-cell/>
          <table:table-cell table:formula="of:=[.B54]/1000000000" office:value-type="float" office:value="0.635064833" calcext:value-type="float">
            <text:p>0.635064833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4120948E+018" calcext:value-type="float">
            <text:p>1.53066274120948E+0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23943335" calcext:value-type="float">
            <text:p>2623943335</text:p>
          </table:table-cell>
          <table:table-cell/>
          <table:table-cell table:formula="of:=[.B55]/1000000000" office:value-type="float" office:value="2.623943335" calcext:value-type="float">
            <text:p>2.623943335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4418596E+018" calcext:value-type="float">
            <text:p>1.53066274418596E+01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1224726" calcext:value-type="float">
            <text:p>221224726</text:p>
          </table:table-cell>
          <table:table-cell/>
          <table:table-cell table:formula="of:=[.B56]/1000000000" office:value-type="float" office:value="0.221224726" calcext:value-type="float">
            <text:p>0.221224726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4771552E+018" calcext:value-type="float">
            <text:p>1.53066274771552E+01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2243601" calcext:value-type="float">
            <text:p>412243601</text:p>
          </table:table-cell>
          <table:table-cell/>
          <table:table-cell table:formula="of:=[.B57]/1000000000" office:value-type="float" office:value="0.412243601" calcext:value-type="float">
            <text:p>0.412243601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5070506E+018" calcext:value-type="float">
            <text:p>1.53066275070506E+01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78126222" calcext:value-type="float">
            <text:p>1178126222</text:p>
          </table:table-cell>
          <table:table-cell/>
          <table:table-cell table:formula="of:=[.B58]/1000000000" office:value-type="float" office:value="1.178126222" calcext:value-type="float">
            <text:p>1.178126222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5435954E+018" calcext:value-type="float">
            <text:p>1.53066275435954E+01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63770" calcext:value-type="float">
            <text:p>3963770</text:p>
          </table:table-cell>
          <table:table-cell/>
          <table:table-cell table:formula="of:=[.B59]/1000000000" office:value-type="float" office:value="0.00396377" calcext:value-type="float">
            <text:p>0.00396377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579181E+018" calcext:value-type="float">
            <text:p>1.5306627579181E+01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8607662" calcext:value-type="float">
            <text:p>148607662</text:p>
          </table:table-cell>
          <table:table-cell/>
          <table:table-cell table:formula="of:=[.B60]/1000000000" office:value-type="float" office:value="0.148607662" calcext:value-type="float">
            <text:p>0.148607662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6588434E+018" calcext:value-type="float">
            <text:p>1.53066276588434E+0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99868" calcext:value-type="float">
            <text:p>1399868</text:p>
          </table:table-cell>
          <table:table-cell/>
          <table:table-cell table:formula="of:=[.B61]/1000000000" office:value-type="float" office:value="0.001399868" calcext:value-type="float">
            <text:p>0.001399868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7050169E+018" calcext:value-type="float">
            <text:p>1.53066277050169E+01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3125417" calcext:value-type="float">
            <text:p>513125417</text:p>
          </table:table-cell>
          <table:table-cell/>
          <table:table-cell table:formula="of:=[.B62]/1000000000" office:value-type="float" office:value="0.513125417" calcext:value-type="float">
            <text:p>0.513125417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7510934E+018" calcext:value-type="float">
            <text:p>1.53066277510934E+01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89982186" calcext:value-type="float">
            <text:p>2789982186</text:p>
          </table:table-cell>
          <table:table-cell/>
          <table:table-cell table:formula="of:=[.B63]/1000000000" office:value-type="float" office:value="2.789982186" calcext:value-type="float">
            <text:p>2.789982186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7880169E+018" calcext:value-type="float">
            <text:p>1.53066277880169E+01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08360100" calcext:value-type="float">
            <text:p>1208360100</text:p>
          </table:table-cell>
          <table:table-cell/>
          <table:table-cell table:formula="of:=[.B64]/1000000000" office:value-type="float" office:value="1.2083601" calcext:value-type="float">
            <text:p>1.2083601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8312089E+018" calcext:value-type="float">
            <text:p>1.53066278312089E+01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7944318" calcext:value-type="float">
            <text:p>407944318</text:p>
          </table:table-cell>
          <table:table-cell/>
          <table:table-cell table:formula="of:=[.B65]/1000000000" office:value-type="float" office:value="0.407944318" calcext:value-type="float">
            <text:p>0.407944318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8711451E+018" calcext:value-type="float">
            <text:p>1.53066278711451E+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8:27:45.354925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08:31:35.433829507</dc:date>
    <meta:editing-duration>PT21M24S</meta:editing-duration>
    <meta:editing-cycles>3</meta:editing-cycles>
    <meta:generator>LibreOffice/5.2.7.2$Linux_X86_64 LibreOffice_project/20m0$Build-2</meta:generator>
    <meta:document-statistic meta:table-count="1" meta:cell-count="4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top" svg:x="4.695cm" svg:y="0.185cm" style:legend-expansion="wide" chart:style-name="ch2"/>
        <chart:plot-area chart:style-name="ch3" table:cell-range-address="'ConsensusTime1-'.C1:'ConsensusTime1-'.E49" chart:data-source-has-labels="row" svg:x="1.331cm" svg:y="0.963cm" svg:width="14.349cm" svg:height="6.876cm">
          <chartooo:coordinate-region svg:x="1.952cm" svg:y="1.162cm" svg:width="13.728cm" svg:height="6.478cm"/>
          <chart:axis chart:dimension="x" chart:name="primary-x" chart:style-name="ch4">
            <chart:title svg:x="7.971cm" svg:y="8.019cm" chart:style-name="ch5">
              <text:p>Height</text:p>
            </chart:title>
          </chart:axis>
          <chart:axis chart:dimension="y" chart:name="primary-y" chart:style-name="ch4">
            <chart:title svg:x="0.451cm" svg:y="5.159cm" chart:style-name="ch6">
              <text:p>Time(sec)</text:p>
            </chart:title>
            <chart:grid chart:style-name="ch7" chart:class="major"/>
          </chart:axis>
          <chart:series chart:style-name="ch8" chart:values-cell-range-address="'ConsensusTime1-'.C2:'ConsensusTime1-'.C49" chart:label-cell-address="'ConsensusTime1-'.C1:'ConsensusTime1-'.C1" chart:class="chart:area">
            <chart:data-point chart:repeated="48"/>
          </chart:series>
          <chart:series chart:style-name="ch9" chart:values-cell-range-address="'ConsensusTime1-'.D2:'ConsensusTime1-'.D49" chart:label-cell-address="'ConsensusTime1-'.D1:'ConsensusTime1-'.D1" chart:class="chart:area">
            <chart:data-point chart:repeated="48"/>
          </chart:series>
          <chart:series chart:style-name="ch10" chart:values-cell-range-address="'ConsensusTime1-'.E2:'ConsensusTime1-'.E49" chart:label-cell-address="'ConsensusTime1-'.E1:'ConsensusTime1-'.E1" chart:class="chart:area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Time</text:p>
                <draw:g>
                  <svg:desc>'ConsensusTime1-'.C1:'ConsensusTime1-'.C1</svg:desc>
                </draw:g>
              </table:table-cell>
              <table:table-cell office:value-type="string">
                <text:p>ConTimeInSec</text:p>
                <draw:g>
                  <svg:desc>'ConsensusTime1-'.D1:'ConsensusTime1-'.D1</svg:desc>
                </draw:g>
              </table:table-cell>
              <table:table-cell office:value-type="string">
                <text:p>PostTime</text:p>
                <draw:g>
                  <svg:desc>'ConsensusTime1-'.E1:'ConsensusTime1-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nsensusTime1-'.C2:'ConsensusTime1-'.C49</svg:desc>
                </draw:g>
              </table:table-cell>
              <table:table-cell office:value-type="float" office:value="1.059044716">
                <text:p>1.059044716</text:p>
                <draw:g>
                  <svg:desc>'ConsensusTime1-'.D2:'ConsensusTime1-'.D49</svg:desc>
                </draw:g>
              </table:table-cell>
              <table:table-cell office:value-type="float" office:value="0.469268361">
                <text:p>0.469268361</text:p>
                <draw:g>
                  <svg:desc>'ConsensusTime1-'.E2:'ConsensusTime1-'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5095483">
                <text:p>0.275095483</text:p>
              </table:table-cell>
              <table:table-cell office:value-type="float" office:value="1.007522214">
                <text:p>1.007522214</text:p>
              </table:table-cell>
              <table:table-cell office:value-type="float" office:value="0.527412895">
                <text:p>0.527412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1633269">
                <text:p>0.381633269</text:p>
              </table:table-cell>
              <table:table-cell office:value-type="float" office:value="2.716164933">
                <text:p>2.716164933</text:p>
              </table:table-cell>
              <table:table-cell office:value-type="float" office:value="0.882193862">
                <text:p>0.882193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9753326">
                <text:p>0.389753326</text:p>
              </table:table-cell>
              <table:table-cell office:value-type="float" office:value="2.527094124">
                <text:p>2.527094124</text:p>
              </table:table-cell>
              <table:table-cell office:value-type="float" office:value="1.027306918">
                <text:p>1.027306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4043488">
                <text:p>0.604043488</text:p>
              </table:table-cell>
              <table:table-cell office:value-type="float" office:value="2.55844773">
                <text:p>2.55844773</text:p>
              </table:table-cell>
              <table:table-cell office:value-type="float" office:value="1.067153582">
                <text:p>1.06715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0211346">
                <text:p>3.160211346</text:p>
              </table:table-cell>
              <table:table-cell office:value-type="float" office:value="0.002891145">
                <text:p>0.002891145</text:p>
              </table:table-cell>
              <table:table-cell office:value-type="float" office:value="1.069486053">
                <text:p>1.069486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0756457">
                <text:p>0.870756457</text:p>
              </table:table-cell>
              <table:table-cell office:value-type="float" office:value="2.434619953">
                <text:p>2.434619953</text:p>
              </table:table-cell>
              <table:table-cell office:value-type="float" office:value="1.679148902">
                <text:p>1.679148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4267726">
                <text:p>0.824267726</text:p>
              </table:table-cell>
              <table:table-cell office:value-type="float" office:value="1.103042203">
                <text:p>1.103042203</text:p>
              </table:table-cell>
              <table:table-cell office:value-type="float" office:value="1.738152855">
                <text:p>1.738152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0687963">
                <text:p>1.10687963</text:p>
              </table:table-cell>
              <table:table-cell office:value-type="float" office:value="0.126569506">
                <text:p>0.126569506</text:p>
              </table:table-cell>
              <table:table-cell office:value-type="float" office:value="1.691917904">
                <text:p>1.691917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30725773">
                <text:p>2.930725773</text:p>
              </table:table-cell>
              <table:table-cell office:value-type="float" office:value="0.002267139">
                <text:p>0.002267139</text:p>
              </table:table-cell>
              <table:table-cell office:value-type="float" office:value="2.699703664">
                <text:p>2.699703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654564">
                <text:p>1.72654564</text:p>
              </table:table-cell>
              <table:table-cell office:value-type="float" office:value="0.307397643">
                <text:p>0.307397643</text:p>
              </table:table-cell>
              <table:table-cell office:value-type="float" office:value="2.515832845">
                <text:p>2.515832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32655258">
                <text:p>1.332655258</text:p>
              </table:table-cell>
              <table:table-cell office:value-type="float" office:value="0.115981705">
                <text:p>0.115981705</text:p>
              </table:table-cell>
              <table:table-cell office:value-type="float" office:value="2.811220701">
                <text:p>2.811220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2568">
                <text:p>2.36212568</text:p>
              </table:table-cell>
              <table:table-cell office:value-type="float" office:value="0.289651242">
                <text:p>0.289651242</text:p>
              </table:table-cell>
              <table:table-cell office:value-type="float" office:value="2.405265766">
                <text:p>2.405265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52786696">
                <text:p>1.752786696</text:p>
              </table:table-cell>
              <table:table-cell office:value-type="float" office:value="8.270746428">
                <text:p>8.270746428</text:p>
              </table:table-cell>
              <table:table-cell office:value-type="float" office:value="2.35235014">
                <text:p>2.35235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83828368">
                <text:p>4.183828368</text:p>
              </table:table-cell>
              <table:table-cell office:value-type="float" office:value="0.003692724">
                <text:p>0.003692724</text:p>
              </table:table-cell>
              <table:table-cell office:value-type="float" office:value="2.395472572">
                <text:p>2.395472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49425089">
                <text:p>4.549425089</text:p>
              </table:table-cell>
              <table:table-cell office:value-type="float" office:value="0.506342626">
                <text:p>0.506342626</text:p>
              </table:table-cell>
              <table:table-cell office:value-type="float" office:value="2.068224861">
                <text:p>2.068224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51163577">
                <text:p>5.051163577</text:p>
              </table:table-cell>
              <table:table-cell office:value-type="float" office:value="0.241181998">
                <text:p>0.241181998</text:p>
              </table:table-cell>
              <table:table-cell office:value-type="float" office:value="2.218012441">
                <text:p>2.218012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57741935">
                <text:p>2.057741935</text:p>
              </table:table-cell>
              <table:table-cell office:value-type="float" office:value="3.037794702">
                <text:p>3.037794702</text:p>
              </table:table-cell>
              <table:table-cell office:value-type="float" office:value="2.600604675">
                <text:p>2.600604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02071628">
                <text:p>1.502071628</text:p>
              </table:table-cell>
              <table:table-cell office:value-type="float" office:value="2.721872647">
                <text:p>2.721872647</text:p>
              </table:table-cell>
              <table:table-cell office:value-type="float" office:value="2.461576621">
                <text:p>2.4615766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64592681">
                <text:p>1.964592681</text:p>
              </table:table-cell>
              <table:table-cell office:value-type="float" office:value="2.410550053">
                <text:p>2.410550053</text:p>
              </table:table-cell>
              <table:table-cell office:value-type="float" office:value="2.023404722">
                <text:p>2.0234047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68702613">
                <text:p>2.068702613</text:p>
              </table:table-cell>
              <table:table-cell office:value-type="float" office:value="0.337742434">
                <text:p>0.337742434</text:p>
              </table:table-cell>
              <table:table-cell office:value-type="float" office:value="2.060161033">
                <text:p>2.060161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489214895">
                <text:p>-1.489214895</text:p>
              </table:table-cell>
              <table:table-cell office:value-type="float" office:value="3.319184417">
                <text:p>3.319184417</text:p>
              </table:table-cell>
              <table:table-cell office:value-type="float" office:value="2.260943246">
                <text:p>2.260943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7812223">
                <text:p>0.107812223</text:p>
              </table:table-cell>
              <table:table-cell office:value-type="float" office:value="1.921980306">
                <text:p>1.921980306</text:p>
              </table:table-cell>
              <table:table-cell office:value-type="float" office:value="2.465387247">
                <text:p>2.465387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9847863">
                <text:p>0.889847863</text:p>
              </table:table-cell>
              <table:table-cell office:value-type="float" office:value="1.568452391">
                <text:p>1.568452391</text:p>
              </table:table-cell>
              <table:table-cell office:value-type="float" office:value="1.962224802">
                <text:p>1.962224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1228304">
                <text:p>1.051228304</text:p>
              </table:table-cell>
              <table:table-cell office:value-type="float" office:value="0.326765585">
                <text:p>0.326765585</text:p>
              </table:table-cell>
              <table:table-cell office:value-type="float" office:value="2.120636511">
                <text:p>2.120636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57532082">
                <text:p>1.757532082</text:p>
              </table:table-cell>
              <table:table-cell office:value-type="float" office:value="0.001577573">
                <text:p>0.001577573</text:p>
              </table:table-cell>
              <table:table-cell office:value-type="float" office:value="1.797748201">
                <text:p>1.797748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5951368">
                <text:p>0.945951368</text:p>
              </table:table-cell>
              <table:table-cell office:value-type="float" office:value="0.207283576">
                <text:p>0.207283576</text:p>
              </table:table-cell>
              <table:table-cell office:value-type="float" office:value="2.012159744">
                <text:p>2.012159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5391196">
                <text:p>0.255391196</text:p>
              </table:table-cell>
              <table:table-cell office:value-type="float" office:value="0.128241498">
                <text:p>0.128241498</text:p>
              </table:table-cell>
              <table:table-cell office:value-type="float" office:value="2.214634186">
                <text:p>2.214634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8249792">
                <text:p>0.428249792</text:p>
              </table:table-cell>
              <table:table-cell office:value-type="float" office:value="1.307312302">
                <text:p>1.307312302</text:p>
              </table:table-cell>
              <table:table-cell office:value-type="float" office:value="2.148746642">
                <text:p>2.1487466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22591556">
                <text:p>-1.522591556</text:p>
              </table:table-cell>
              <table:table-cell office:value-type="float" office:value="2.33732537">
                <text:p>2.33732537</text:p>
              </table:table-cell>
              <table:table-cell office:value-type="float" office:value="2.15746817">
                <text:p>2.15746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31695008">
                <text:p>-0.531695008</text:p>
              </table:table-cell>
              <table:table-cell office:value-type="float" office:value="1.013706126">
                <text:p>1.013706126</text:p>
              </table:table-cell>
              <table:table-cell office:value-type="float" office:value="3.371842578">
                <text:p>3.371842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9264275">
                <text:p>0.259264275</text:p>
              </table:table-cell>
              <table:table-cell office:value-type="float" office:value="2.511998352">
                <text:p>2.511998352</text:p>
              </table:table-cell>
              <table:table-cell office:value-type="float" office:value="3.123438685">
                <text:p>3.123438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72959695">
                <text:p>-0.272959695</text:p>
              </table:table-cell>
              <table:table-cell office:value-type="float" office:value="1.28748932">
                <text:p>1.28748932</text:p>
              </table:table-cell>
              <table:table-cell office:value-type="float" office:value="2.618151079">
                <text:p>2.618151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96239659">
                <text:p>0.796239659</text:p>
              </table:table-cell>
              <table:table-cell office:value-type="float" office:value="0.107289567">
                <text:p>0.107289567</text:p>
              </table:table-cell>
              <table:table-cell office:value-type="float" office:value="2.689298678">
                <text:p>2.689298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0350549999996">
                <text:p>0.0210350549999996</text:p>
              </table:table-cell>
              <table:table-cell office:value-type="float" office:value="1.107801803">
                <text:p>1.107801803</text:p>
              </table:table-cell>
              <table:table-cell office:value-type="float" office:value="2.516517894">
                <text:p>2.5165178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09895675">
                <text:p>-0.109895675</text:p>
              </table:table-cell>
              <table:table-cell office:value-type="float" office:value="0.662696886">
                <text:p>0.662696886</text:p>
              </table:table-cell>
              <table:table-cell office:value-type="float" office:value="2.374772293">
                <text:p>2.3747722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615299920000001">
                <text:p>-0.0615299920000001</text:p>
              </table:table-cell>
              <table:table-cell office:value-type="float" office:value="1.214412969">
                <text:p>1.214412969</text:p>
              </table:table-cell>
              <table:table-cell office:value-type="float" office:value="2.450672863">
                <text:p>2.450672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45922395">
                <text:p>-1.545922395</text:p>
              </table:table-cell>
              <table:table-cell office:value-type="float" office:value="2.425131478">
                <text:p>2.425131478</text:p>
              </table:table-cell>
              <table:table-cell office:value-type="float" office:value="2.175151493">
                <text:p>2.175151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8035246">
                <text:p>0.378035246</text:p>
              </table:table-cell>
              <table:table-cell office:value-type="float" office:value="0.419658801">
                <text:p>0.419658801</text:p>
              </table:table-cell>
              <table:table-cell office:value-type="float" office:value="2.475055265">
                <text:p>2.475055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456555390000002">
                <text:p>-0.0456555390000002</text:p>
              </table:table-cell>
              <table:table-cell office:value-type="float" office:value="1.23114796">
                <text:p>1.23114796</text:p>
              </table:table-cell>
              <table:table-cell office:value-type="float" office:value="2.561409851">
                <text:p>2.561409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9308932">
                <text:p>0.459308932</text:p>
              </table:table-cell>
              <table:table-cell office:value-type="float" office:value="0.552173076">
                <text:p>0.552173076</text:p>
              </table:table-cell>
              <table:table-cell office:value-type="float" office:value="2.099794536">
                <text:p>2.0997945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75161681">
                <text:p>-1.275161681</text:p>
              </table:table-cell>
              <table:table-cell office:value-type="float" office:value="3.120076231">
                <text:p>3.120076231</text:p>
              </table:table-cell>
              <table:table-cell office:value-type="float" office:value="1.995630218">
                <text:p>1.995630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7024562">
                <text:p>0.867024562</text:p>
              </table:table-cell>
              <table:table-cell office:value-type="float" office:value="1.004475743">
                <text:p>1.004475743</text:p>
              </table:table-cell>
              <table:table-cell office:value-type="float" office:value="3.179861231">
                <text:p>3.179861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34988138000001">
                <text:p>-0.134988138000001</text:p>
              </table:table-cell>
              <table:table-cell office:value-type="float" office:value="0.204400573">
                <text:p>0.204400573</text:p>
              </table:table-cell>
              <table:table-cell office:value-type="float" office:value="3.967446445">
                <text:p>3.9674464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52996939">
                <text:p>0.752996939</text:p>
              </table:table-cell>
              <table:table-cell office:value-type="float" office:value="0.520421252">
                <text:p>0.520421252</text:p>
              </table:table-cell>
              <table:table-cell office:value-type="float" office:value="2.712092209">
                <text:p>2.712092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683424719">
                <text:p>-1.683424719</text:p>
              </table:table-cell>
              <table:table-cell office:value-type="float" office:value="3.237952284">
                <text:p>3.237952284</text:p>
              </table:table-cell>
              <table:table-cell office:value-type="float" office:value="2.307351731">
                <text:p>2.307351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3097333">
                <text:p>0.653097333</text:p>
              </table:table-cell>
              <table:table-cell office:value-type="float" office:value="0.602984771">
                <text:p>0.602984771</text:p>
              </table:table-cell>
              <table:table-cell office:value-type="float" office:value="2.595416136">
                <text:p>2.595416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8453705">
                <text:p>0.738453705</text:p>
              </table:table-cell>
              <table:table-cell office:value-type="float" office:value="0.620674047">
                <text:p>0.620674047</text:p>
              </table:table-cell>
              <table:table-cell office:value-type="float" office:value="2.381990968">
                <text:p>2.381990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